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7000001A0AD062D7A2672459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dca3" officeooo:paragraph-rsid="000890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1.626cm" svg:width="17.59cm" svg:height="8.103cm" draw:z-index="0"><draw:image xlink:href="Pictures/1000020100000387000001A0AD062D7A2672459E.png" xlink:type="simple" xlink:show="embed" xlink:actuate="onLoad" loext:mime-type="image/png"/></draw:frame></text:p>
      <text:p text:style-name="Standard"/>
      <text:p text:style-name="P1"><text:a xlink:type="simple" xlink:href="https://www.mindmeister.com/" text:style-name="Internet_20_link" text:visited-style-name="Visited_20_Internet_20_Link">https://www.mindmeister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2:51:14.809671059</meta:creation-date>
    <dc:date>2019-09-07T22:53:15.720085922</dc:date>
    <meta:editing-duration>PT2M1S</meta:editing-duration>
    <meta:editing-cycles>1</meta:editing-cycles>
    <meta:document-statistic meta:table-count="0" meta:image-count="1" meta:object-count="0" meta:page-count="1" meta:paragraph-count="1" meta:word-count="1" meta:character-count="27" meta:non-whitespace-character-count="27"/>
    <meta:generator>LibreOffice/6.2.7.1$MacOSX_X86_64 LibreOffice_project/23edc44b61b830b7d749943e020e96f5a7df63bf</meta:generator>
  </office:meta>
</office:document-meta>
</file>